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05cm" draw:marker-end-width="0.0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width="0cm" svg:stroke-color="#000000" draw:marker-start-width="0.05cm" draw:marker-end-width="0.05cm" draw:fill="none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cm" svg:height="0.9cm" svg:x="1cm" svg:y="6.1cm">
          <text:p text:style-name="P1"><text:span text:style-name="T1">en.t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6cm" svg:height="0.8cm" svg:x="5cm" svg:y="7.7cm">
          <text:p text:style-name="P2"><text:span text:style-name="T2">en.pos.cor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2.6cm" svg:height="0.9cm" svg:x="5cm" svg:y="6.1cm">
          <text:p text:style-name="P3">en.pos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6cm" svg:height="0.9cm" svg:x="9cm" svg:y="6.1cm">
          <text:p text:style-name="P3">en.syn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2.6cm" svg:height="0.9cm" svg:x="12.8cm" svg:y="6.1cm">
          <text:p text:style-name="P3">en.sem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6cm" svg:height="0.8cm" svg:x="9cm" svg:y="7.7cm">
          <text:p text:style-name="P2"><text:span text:style-name="T2">en.syn.cor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6cm" svg:height="0.8cm" svg:x="12.8cm" svg:y="7.7cm">
          <text:p text:style-name="P2"><text:span text:style-name="T2">en.sem.cor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6cm" svg:height="0.8cm" svg:x="5cm" svg:y="4.6cm">
          <text:p text:style-name="P2"><text:span text:style-name="T2">en.pos.au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6cm" svg:height="0.8cm" svg:x="9cm" svg:y="4.6cm">
          <text:p text:style-name="P2"><text:span text:style-name="T2">en.syn.aut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6cm" svg:height="0.8cm" svg:x="12.8cm" svg:y="4.6cm">
          <text:p text:style-name="P2"><text:span text:style-name="T2">en.sem.auto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3.6cm" svg:y1="6.55cm" svg:x2="5cm" svg:y2="5cm" draw:start-shape="id1" draw:start-glue-point="1" draw:end-shape="id2" draw:end-glue-point="3" svg:d="m3600 6550h700v-1550h700" svg:viewBox="0 0 1401 1551">
          <text:p/>
        </draw:connector>
        <draw:connector draw:style-name="gr2" draw:text-style-name="P3" draw:layer="layout" svg:x1="6.3cm" svg:y1="7.7cm" svg:x2="6.3cm" svg:y2="7cm" draw:start-shape="id3" draw:start-glue-point="0" draw:end-shape="id4" draw:end-glue-point="2" svg:d="m6300 7700v-700" svg:viewBox="0 0 1 701">
          <text:p/>
        </draw:connector>
        <draw:connector draw:style-name="gr2" draw:text-style-name="P3" draw:layer="layout" svg:x1="6.3cm" svg:y1="5.4cm" svg:x2="6.3cm" svg:y2="6.1cm" draw:start-shape="id2" draw:start-glue-point="2" draw:end-shape="id4" draw:end-glue-point="0" svg:d="m6300 5400v700" svg:viewBox="0 0 1 701">
          <text:p/>
        </draw:connector>
        <draw:connector draw:style-name="gr2" draw:text-style-name="P3" draw:layer="layout" svg:x1="10.3cm" svg:y1="5.4cm" svg:x2="10.3cm" svg:y2="6.1cm" draw:start-shape="id5" draw:start-glue-point="2" draw:end-shape="id6" draw:end-glue-point="0" svg:d="m10300 5400v700" svg:viewBox="0 0 1 701">
          <text:p/>
        </draw:connector>
        <draw:connector draw:style-name="gr2" draw:text-style-name="P3" draw:layer="layout" svg:x1="10.3cm" svg:y1="7.7cm" svg:x2="10.3cm" svg:y2="7cm" draw:start-shape="id7" draw:start-glue-point="0" draw:end-shape="id6" draw:end-glue-point="2" svg:d="m10300 7700v-700" svg:viewBox="0 0 1 701">
          <text:p/>
        </draw:connector>
        <draw:connector draw:style-name="gr2" draw:text-style-name="P3" draw:layer="layout" svg:x1="14.1cm" svg:y1="7.7cm" svg:x2="14.1cm" svg:y2="7cm" draw:start-shape="id8" draw:start-glue-point="0" draw:end-shape="id9" draw:end-glue-point="2" svg:d="m14100 7700v-700" svg:viewBox="0 0 1 701">
          <text:p/>
        </draw:connector>
        <draw:connector draw:style-name="gr2" draw:text-style-name="P3" draw:layer="layout" svg:x1="14.1cm" svg:y1="5.4cm" svg:x2="14.1cm" svg:y2="6.1cm" draw:start-shape="id10" draw:start-glue-point="2" draw:end-shape="id9" draw:end-glue-point="0" svg:d="m14100 5400v700" svg:viewBox="0 0 1 701">
          <text:p/>
        </draw:connector>
        <draw:connector draw:style-name="gr2" draw:text-style-name="P3" draw:layer="layout" svg:x1="7.6cm" svg:y1="6.55cm" svg:x2="9cm" svg:y2="5cm" draw:start-shape="id4" draw:start-glue-point="1" draw:end-shape="id5" draw:end-glue-point="3" svg:d="m7600 6550h700v-1550h700" svg:viewBox="0 0 1401 1551">
          <text:p/>
        </draw:connector>
        <draw:connector draw:style-name="gr2" draw:text-style-name="P3" draw:layer="layout" svg:x1="11.6cm" svg:y1="6.55cm" svg:x2="12.8cm" svg:y2="5cm" draw:start-shape="id6" draw:start-glue-point="1" draw:end-shape="id10" svg:d="m11600 6550h600v-1550h600" svg:viewBox="0 0 1201 1551">
          <text:p/>
        </draw:connector>
        <draw:custom-shape draw:style-name="gr3" draw:text-style-name="P4" draw:layer="layout" svg:width="2.6cm" svg:height="1.5cm" svg:x="1cm" svg:y="4.3cm">
          <text:p text:style-name="P4"><text:span text:style-name="T3">Automatic</text:span><text:span text:style-name="T3"><text:line-break/></text:span><text:span text:style-name="T3">annotation: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cm" svg:height="1.3cm" svg:x="1cm" svg:y="7.4cm">
          <text:p text:style-name="P4"><text:span text:style-name="T3">Manual</text:span><text:span text:style-name="T3"><text:line-break/></text:span><text:span text:style-name="T3">corrections: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80808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64360 </meta:initial-creator>
    <meta:creation-date>2014-05-02T09:48:40.949565597</meta:creation-date>
    <dc:date>2014-05-02T10:03:50.332744564</dc:date>
    <dc:creator>p264360 </dc:creator>
    <meta:editing-duration>PT2M39S</meta:editing-duration>
    <meta:editing-cycles>2</meta:editing-cycles>
    <meta:generator>LibreOffice/4.1.4.2$Linux_X86_64 LibreOffice_project/410m0$Build-2</meta:generator>
    <meta:document-statistic meta:object-count="21"/>
  </office:meta>
</office:document-meta>
</file>